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2.8264in"/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Bitstream Charter" fo:font-size="11pt" style:font-size-asian="11pt" style:font-size-complex="11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Bitstream Charter" fo:font-size="11pt" style:font-size-asian="11pt" style:font-size-complex="11pt"/>
    </style:style>
    <style:style style:name="P6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6pt" fo:letter-spacing="normal" fo:font-style="normal" fo:font-weight="normal" style:font-size-asian="5.25pt" style:font-size-complex="6pt"/>
    </style:style>
    <style:style style:name="P8" style:family="paragraph" style:parent-style-name="Table_20_Contents" style:list-style-name="L1">
      <style:text-properties fo:font-variant="normal" fo:text-transform="none" fo:color="#222222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9.75pt" fo:font-style="normal" fo:font-weight="normal"/>
    </style:style>
    <style:style style:name="T3" style:family="text">
      <style:text-properties style:font-name="arial" fo:font-size="11pt" fo:font-style="normal" fo:font-weight="normal" style:font-size-asian="11pt" style:font-size-complex="11pt"/>
    </style:style>
    <style:style style:name="T4" style:family="text">
      <style:text-properties style:font-name="Bitstream Charter" fo:font-size="11pt" fo:font-style="normal" fo:font-weight="normal" style:font-size-asian="11pt" style:font-size-complex="11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pdate via email<text:tab/><text:tab/><text:tab/><text:tab/><text:tab/><text:tab/><text:tab/><text:tab/><text:tab/> <text:s/>Date : 18/02/2014</text:p>
      <text:p text:style-name="P5"><text:span text:style-name="T1">GMRT</text:span><text:span text:style-name="T1"><text:tab/></text:span><text:tab/><text:tab/><text:tab/><text:tab/><text:span text:style-name="T1">Online_V2 </text:span><text:span text:style-name="T1">Update 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genda</text:p>
          </table:table-cell>
          <table:table-cell table:style-name="Table1.B1" office:value-type="string">
            <text:p text:style-name="P1">In House CMS development </text:p>
          </table:table-cell>
        </table:table-row>
        <table:table-row table:style-name="Table1.2">
          <table:table-cell table:style-name="Table1.A2" office:value-type="string">
            <text:p text:style-name="P3">Highlights</text:p>
            <text:p text:style-name="P3"/>
          </table:table-cell>
          <table:table-cell table:style-name="Table1.B2" office:value-type="string">
            <text:p text:style-name="P2"><text:s/></text:p>
            <text:list xml:id="list17544050191" text:style-name="L1">
              <text:list-item>
                <text:p text:style-name="P6">RRU updated that he went through the document which Sachin shared regarding Online commands. Below are the observations</text:p>
                <text:p text:style-name="P6"/>
                <text:p text:style-name="P6"><text:s text:c="2"/># DAS commands have been implemented in prototype DAS server. </text:p>
                <text:p text:style-name="P6"><text:s text:c="2"/>=&gt; We will work on creating project file &amp; scan header file. </text:p>
                <text:p text:style-name="P6"><text:s text:c="2"/># SUN commands are also implemented like create, showuser,cmd2sub .</text:p>
                <text:p text:style-name="P6"><text:s text:c="2"/># Servo commands have been implemented. Some are still to be implemented. </text:p>
                <text:p text:style-name="P6"><text:s text:c="2"/># ABC related commands we can do away with that. </text:p>
                <text:p text:style-name="P6"><text:s text:c="2"/># MCM related commands are redefined according to new protocol. </text:p>
                <text:p text:style-name="P6"><text:s text:c="2"/># Command &amp; monitor procedure is not needed as we will have</text:p>
                <text:p text:style-name="P6"><text:s text:c="6"/>sequence number. </text:p>
                <text:p text:style-name="P6"><text:s text:c="2"/># FPS related command list matches with TELESET document. Once we have </text:p>
                <text:p text:style-name="P6"><text:s text:c="5"/>some clarification, we will implement FPS commands in Online_v2.</text:p>
                <text:p text:style-name="P6"><text:s text:c="3"/># COMH related commands we don't need.</text:p>
                <text:p text:style-name="P7"/>
              </text:list-item>
              <text:list-item>
                <text:p text:style-name="P6">NMS updated that he </text:p>
                <text:p text:style-name="P7"/>
                <text:p text:style-name="P6">1. Working on CMS monitoring tool website. First level prototype is ready. I will put web pages on vanilla.</text:p>
                <text:p text:style-name="P7"/>
                <text:p text:style-name="P6">2. Working with front end group, we were able to set bits on interface card, but end result (like: to set common box) is yet to be achieved.</text:p>
                <text:p text:style-name="P7"/>
              </text:list-item>
              <text:list-item>
                <text:p text:style-name="P6">SNK updated that scheduling form is ready.</text:p>
                <text:p text:style-name="P6"/>
              </text:list-item>
              <text:list-item>
                <text:p text:style-name="P8"><text:span text:style-name="T4">SSS updated that he is </text:span><text:span text:style-name="T3">trying few scripts to automate analysis for single spectral channel image.</text:span>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2-18T15:15:26</dc:date>
    <dc:creator>teleset </dc:creator>
    <meta:editing-duration>P1DT11H44M52S</meta:editing-duration>
    <meta:editing-cycles>464</meta:editing-cycles>
    <meta:generator>LibreOffice/3.4$Linux LibreOffice_project/340m1$Build-602</meta:generator>
    <meta:document-statistic meta:table-count="1" meta:image-count="0" meta:object-count="0" meta:page-count="1" meta:paragraph-count="24" meta:word-count="230" meta:character-count="1311" meta:non-whitespace-character-count="1064"/>
  </office:meta>
</office:document-meta>
</file>